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SaveUtils.xmlText2GenericDom( InputStream is , Document empty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adSaveUtils.xmlStreamReader2XmlText( XMLStreamReader xsr , OutputStream o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">
            <text:p text:style-name="Table_20_Contents">7</text:p>
          </table:table-cell>
          <table:table-cell office:value-type="float" office:value="64">
            <text:p text:style-name="Table_20_Contents"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